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NumsArray.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NumsArray.PDFNumsArray( PDFObjec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NumsArray.output( OutputStream stream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DFNumsArray.get( in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NumsArray.put( int key ,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